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een:</text:p>
      <text:p text:style-name="Standard"/>
      <text:p text:style-name="Standard">Favourite Page für die Spells über das Monocle</text:p>
      <text:p text:style-name="Standard"/>
      <text:p text:style-name="Standard">Dicke Ränder fürt Fav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Sobczak</meta:initial-creator>
    <meta:creation-date>2020-02-18T21:10:22.99</meta:creation-date>
    <meta:document-statistic meta:table-count="0" meta:image-count="0" meta:object-count="0" meta:page-count="1" meta:paragraph-count="3" meta:word-count="13" meta:character-count="74"/>
    <dc:date>2020-02-18T21:17:59.32</dc:date>
    <dc:creator>Thomas Sobczak</dc:creator>
    <meta:editing-duration>PT7M37S</meta:editing-duration>
    <meta:editing-cycles>1</meta:editing-cycles>
    <meta:generator>OpenOffice/4.1.7$Win32 OpenOffice.org_project/417m1$Build-9800</meta:generator>
  </office:meta>
</office:document-meta>
</file>